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7000000B45783E5899EB1AD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286" officeooo:paragraph-rsid="00172286"/>
    </style:style>
    <style:style style:name="P2" style:family="paragraph" style:parent-style-name="Standard">
      <style:text-properties officeooo:rsid="00172286" officeooo:paragraph-rsid="001722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es text és DIFERENT del text originali ara hi ha una imatge</text:p>
      <text:p text:style-name="P1"/>
      <text:p text:style-name="P1"><draw:frame draw:style-name="fr1" draw:name="Image1" text:anchor-type="char" svg:width="7.382cm" svg:height="4.763cm" draw:z-index="0"><draw:image xlink:href="Pictures/1000000000000117000000B45783E5899EB1AD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8:03:00.440749024</meta:creation-date>
    <dc:date>2021-10-29T18:13:43.729480894</dc:date>
    <meta:editing-duration>PT2M28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" meta:word-count="12" meta:character-count="62" meta:non-whitespace-character-count="51"/>
  </office:meta>
</office:document-meta>
</file>